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1">
      <style:paragraph-properties fo:margin-top="0cm" fo:margin-bottom="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2">Wie ist die "worst-case-Komplexität" definiert und was sagt sie anschaulich aus? - <text:a xlink:type="simple" xlink:href="http://algo-ss07.wikidot.com/kap1-0">Antwort</text:a> </text:p>
        </text:list-item>
      </text:list>
      <text:section text:style-name="Sect1" text:name="page-content">
        <text:list text:style-name="L1">
          <text:list-item>
            <text:p text:style-name="P2">Wie ist die "average-case-Komplexität" definiert und was sagt sie anschaulich aus? - <text:a xlink:type="simple" xlink:href="http://algo-ss07.wikidot.com/kap1-1">Antwort</text:a> </text:p>
          </text:list-item>
          <text:list-item>
            <text:p text:style-name="P2">Was für Notationen für die Komplexität gibt es, und was sagen sie anschaulich aus? - <text:a xlink:type="simple" xlink:href="http://algo-ss07.wikidot.com/kap1-2">Antwort</text:a> </text:p>
          </text:list-item>
          <text:list-item>
            <text:p text:style-name="P2">Was ist eine Rekursionsgleichung? - <text:a xlink:type="simple" xlink:href="http://algo-ss07.wikidot.com/kap1-3">Antwort</text:a> </text:p>
          </text:list-item>
          <text:list-item>
            <text:p text:style-name="P2">Mit welchen Verfahren lässt sich die Komplexität für rekursive Algorithmen ermitteln (5 Stück)? - <text:a xlink:type="simple" xlink:href="http://algo-ss07.wikidot.com/kap1-4">Antwort</text:a> </text:p>
          </text:list-item>
          <text:list-item>
            <text:p text:style-name="P2">Für was ist das "Master-Theorem" gut, und wie funktioniert es? - <text:a xlink:type="simple" xlink:href="http://algo-ss07.wikidot.com/kap1-5">Antwort</text:a> </text:p>
          </text:list-item>
          <text:list-item>
            <text:p text:style-name="P2">Was bedeutet "Bit-Komplexität", und warum brauchen wir das überhaupt? - <text:a xlink:type="simple" xlink:href="http://algo-ss07.wikidot.com/kap1-6">Antwort</text:a> </text:p>
          </text:list-item>
          <text:list-item>
            <text:p text:style-name="P2">Was ist das besondere an probalistischen Algorithmen? - <text:a xlink:type="simple" xlink:href="http://algo-ss07.wikidot.com/kap1-7">Antwort</text:a> </text:p>
          </text:list-item>
          <text:list-item>
            <text:p text:style-name="P2">Welche Varianten von probabilistischen Algorithmen gibt es? <text:a xlink:type="simple" xlink:href="http://algo-ss07.wikidot.com/kap1-8">Antwort</text:a> </text:p>
          </text:list-item>
          <text:list-item>
            <text:p text:style-name="P2">Was ist der Primzahlsatz? <text:a xlink:type="simple" xlink:href="http://algo-ss07.wikidot.com/kap1-9">Antwort</text:a> </text:p>
          </text:list-item>
          <text:list-item>
            <text:p text:style-name="P1">Was ist die Idee zu einem prob. Algo um zwei Menge auf gleiche Elemente zu vergleichen? <text:a xlink:type="simple" xlink:href="http://algo-ss07.wikidot.com/kap1-10">Antwort</text:a>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11:12</dc:date>
    <meta:editing-cycles>1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23" meta:character-count="842"/>
  </office:meta>
</office:document-meta>
</file>